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A000001F860A8E8A6.png" manifest:media-type="image/png"/>
  <manifest:file-entry manifest:full-path="Pictures/10000000000001620000013053B796B9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font-name="標楷體2" fo:font-size="32pt" style:font-name-asian="標楷體2" style:font-size-asian="32pt" style:font-size-complex="32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style:font-name="標楷體2" fo:font-size="44pt" style:font-name-asian="標楷體2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搞懂 </text:span><text:span text:style-name="T1"><text:line-break/></text:span><text:span text:style-name="T1"><text:line-break/></text:span><text:span text:style-name="T1">《系統分析、軟體工程、專案管理與設計模式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20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話說、我大學的時候</text:span></text:p>
          </draw:text-box>
        </draw:frame>
        <draw:frame presentation:style-name="pr4" draw:text-style-name="P8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念的是《交通大學資訊科學系》</text:span></text:p>
              </text:list-item>
              <text:list-item>
                <text:p><text:span text:style-name="T7">直到畢業為止、都沒有老師開設《軟體工程》和《專案管理》的課程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覺得很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甚麼這麼重要的課程<text:line-break/></text:p>
              </text:list-item>
              <text:list-item>
                <text:p>卻沒有安排老師來教呢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直到我當了資工系的老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終於瞭解為甚麼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因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任何老師能教這門課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一定會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老師也太誇張了，沒辦法教就不教了嗎？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你可曾想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辦法教還硬教的情況 ..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樣會更好嗎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問題是、為何大學資工系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沒有老師可以教軟體工程呢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的答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非常的簡單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稍微想一分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那些老師到底是怎麼培養出來的 ...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就會瞭解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不懂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再給個提示、就是那些老師通常都是博士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博士又怎樣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博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通常業界經驗不多！<text:line-break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業界經驗不多又怎樣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業界經驗不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很少有團隊合作的經驗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沒有團隊合作的經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會怎樣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有團隊合作的經驗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你還敢讓他們</text:p>
          </draw:text-box>
        </draw:frame>
        <draw:frame presentation:style-name="pr6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教你軟體工程和專案管理嗎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們有多少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寫過大型專案</text:span></text:p>
              </text:list-item>
              <text:list-item>
                <text:p><text:span text:style-name="T8">目前正在參與軟體專案開發的呢？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初交大資科不開軟體工程和專案管理</text:p>
              </text:list-item>
              <text:list-item>
                <text:p>是對的、是對的、是對的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是要以一個大學老師的身分，談談《軟體工程、專案管理和系統分析》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至少我的經驗比學生多一點點！</text:span><text:span text:style-name="T8"><text:line-break/></text:span><text:span text:style-name="T8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業界的高手們，都忙著做專案，哪有時間寫文章呢？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如果你所寫的程式，從來沒有超過一千行，那是完全不需要《軟體工程》的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如果你總是一個人寫程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也根本不需要《專案管理》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你的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看就知道怎麼寫，那連《系統分析》都可以省了。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8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7">到底甚麼時候才需要《系統分析》、《專案管理》和《軟體工程》呢？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這個問題的答案很簡單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就是把上面的情況都反過來</text:span></text:p>
              </text:list-item>
              <text:list-item>
                <text:p><text:span text:style-name="T9">那就是</text:span></text:p>
                <text:list>
                  <text:list-item>
                    <text:p><text:span text:style-name="T9">你不是一個人寫程式</text:span></text:p>
                  </text:list-item>
                  <text:list-item>
                    <text:p><text:span text:style-name="T9">你寫的程式規模不小</text:span></text:p>
                  </text:list-item>
                  <text:list-item>
                    <text:p><text:span text:style-name="T9">你的問題並不是一看就知道怎麼寫了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在這種情況下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你就需要《系統分析》、《專案管理》和《軟體工程》了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分析就不知道該怎麼寫</text:p>
              </text:list-item>
              <text:list-item>
                <text:p>不管理就沒辦法一起寫程式</text:p>
              </text:list-item>
              <text:list-item>
                <text:p>不用軟體工程專案就會失控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大學的時候，寫作業從來不做系統分析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有一次</text:p>
          </draw:text-box>
        </draw:frame>
        <draw:frame presentation:style-name="pr6" draw:text-style-name="P13" draw:layer="layout" svg:width="25.799cm" svg:height="18.494cm" svg:x="0.8cm" svg:y="5.414cm" presentation:class="outline" presentation:user-transformed="true">
          <draw:text-box>
            <text:list text:style-name="L3">
              <text:list-item>
                <text:p><text:span text:style-name="T11">資料結構的老師出了一個《運算式微分》的作業。我馬上去寫，結果發現寫不出來。</text:span></text:p>
              </text:list-item>
              <text:list-item>
                <text:p><text:span text:style-name="T11">後來仔細靜下心來，把《微分公式》和《鏈鎖規則》寫下來，仔細想想如何用遞迴模擬連鎖規則完成這個作業，後來就順利做完了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個簡單的《系統分析》<text:line-break/>案例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你可能會問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那《專案管理》又是甚麼呢？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要做過《專題》的同學都應該有所體悟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大學的時候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專題企圖三個人用 </text:span><text:span text:style-name="T10">X-Window</text:span><text:span text:style-name="T10">合寫一個資料庫管理系統</text:span></text:p>
              </text:list-item>
              <text:list-item>
                <text:p><text:span text:style-name="T10">於是就一個人寫視窗、一個人寫資料庫引擎、一個人寫資料庫前端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採用《一個蘿蔔一個坑》的戰略。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如何呢？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當然可想而知！</text:span></text:p>
              </text:list-item>
              <text:list-item>
                <text:p><text:span text:style-name="T8">最後整合的時候，整合不起來</text:span></text:p>
              </text:list-item>
              <text:list-item>
                <text:p><text:span text:style-name="T8">好不容易整合起來了，卻很難用，一點都不像資料庫管理系統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《管理好專案》的緣故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剩下《軟體工程》還沒講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到底甚麼是軟體工程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去看教科書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很可能會覺得講得好像有道理</text:span><text:span text:style-name="T8"><text:line-break/></text:span><text:span text:style-name="T8"/></text:p>
              </text:list-item>
              <text:list-item>
                <text:p><text:span text:style-name="T8">但就是沒辦法拿來用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那個 CMMI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規定了一堆東西，就好像 ISO-9000一樣。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若你照著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只會寫出一大堆應付上級的文件！</text:p>
              </text:list-item>
              <text:list-item>
                <text:p>難道這就叫做軟體工程嗎？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靠、當然不是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就是因為</text:span><text:span text:style-name="T6">CMMI</text:span><text:span text:style-name="T6">沒辦法用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所以後來甚麼</text:span><text:span text:style-name="T10">SCRUM</text:span><text:span text:style-name="T10">和</text:span><text:span text:style-name="T10">XP</text:span><text:span text:style-name="T10">這種《敏捷軟體開發》就跑出來了。</text:span><text:span text:style-name="T10"><text:line-break/></text:span><text:span text:style-name="T10"/></text:p>
              </text:list-item>
              <text:list-item>
                <text:p><text:span text:style-name="T10">至少這兩個還有告訴你該怎麼做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text-style-name="P7" draw:layer="layout" svg:width="25.199cm" svg:height="3.506cm" svg:x="1.4cm" svg:y="0.836cm" presentation:class="title" presentation:user-transformed="true">
          <draw:text-box>
            <text:p><text:span text:style-name="T6">這樣的話</text:span>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CMMI</text:span><text:span text:style-name="T8">的設計者是腦袋壞掉嗎？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我想也不是如此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如果你唸過軟體工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對《瀑布模式》和《螺旋模式》之類的一堆模式有印象。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瀑布模式</text:p>
          </draw:text-box>
        </draw:frame>
        <draw:frame draw:style-name="gr3" draw:text-style-name="P5" draw:layer="layout" svg:width="15.766cm" svg:height="13.538cm" svg:x="6.8cm" svg:y="5.462cm">
          <draw:image xlink:href="Pictures/10000000000001620000013053B796B9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螺旋模式</text:p>
          </draw:text-box>
        </draw:frame>
        <draw:frame draw:style-name="gr3" draw:text-style-name="P5" draw:layer="layout" svg:width="17.622cm" svg:height="13.335cm" svg:x="5.578cm" svg:y="5.2cm">
          <draw:image xlink:href="Pictures/100000000000029A000001F860A8E8A6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請您想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樣的專案適合用瀑布模式，什麼樣的專案適合用螺旋模式呢？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其實答案很簡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您是專案負責人，必須決定採用哪一種模式。</text:p>
              </text:list-item>
              <text:list-item>
                <text:p>那麼您該怎麼決定呢？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3" draw:layer="layout" svg:width="25.199cm" svg:height="3.506cm" svg:x="1.4cm" svg:y="0.837cm" presentation:class="title">
          <draw:text-box>
            <text:p>如果、那種專案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您已經做過</text:span><text:span text:style-name="T9">n</text:span><text:span text:style-name="T9">遍，現在要做第 </text:span><text:span text:style-name="T9">n+1</text:span><text:span text:style-name="T9">遍的話</text:span></text:p>
              </text:list-item>
              <text:list-item>
                <text:p><text:span text:style-name="T9">此時、您的目標很確定，經驗很夠，所以</text:span></text:p>
                <text:list>
                  <text:list-item>
                    <text:p><text:span text:style-name="T12">需求</text:span><text:span text:style-name="T12">=&gt;</text:span><text:span text:style-name="T12">分析</text:span><text:span text:style-name="T12">=&gt;</text:span><text:span text:style-name="T12">設計</text:span><text:span text:style-name="T12">=&gt;</text:span><text:span text:style-name="T12">驗證</text:span><text:span text:style-name="T12">=&gt;</text:span><text:span text:style-name="T12">上線</text:span><text:span text:style-name="T12">=&gt;</text:span><text:span text:style-name="T12">維護</text:span></text:p>
                  </text:list-item>
                  <text:list-item>
                    <text:p><text:span text:style-name="T12">完全可以一氣呵成，不需要回頭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text-style-name="P7" draw:layer="layout" svg:width="25.199cm" svg:height="3.506cm" svg:x="1.4cm" svg:y="0.837cm" presentation:class="title">
          <draw:text-box>
            <text:p><text:span text:style-name="T6">這時你應該採用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《瀑布模式</text:span><text:span text:style-name="T10">+CMMI</text:span><text:span text:style-name="T10">》的方法</text:span><text:span text:style-name="T10"><text:line-break/></text:span><text:span text:style-name="T10"/></text:p>
              </text:list-item>
              <text:list-item>
                <text:p><text:span text:style-name="T10">也就是正規軍的作戰方式！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如果你的專案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第一次，而且成員都沒有經驗。</text:span></text:p>
              </text:list-item>
              <text:list-item>
                <text:p><text:span text:style-name="T7">或者全世界都沒有案例可循，</text:span><text:span text:style-name="T7"><text:line-break/></text:span><text:span text:style-name="T7">是創新型專案</text:span></text:p>
                <text:list>
                  <text:list-item>
                    <text:p><text:span text:style-name="T11">哪麼採用《瀑布模式》你就死定了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>
          <draw:text-box>
            <text:p>答案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3" draw:layer="layout" svg:width="25.199cm" svg:height="3.506cm" svg:x="1.4cm" svg:y="0.837cm" presentation:class="title">
          <draw:text-box>
            <text:p>這就好像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你第一次爬山的時候，沒有地圖、沒有嚮導、沒有去過、也沒有去過那座山勘察過，就決定要攀登聖母峰，而且絕不回頭，只能勇往直前，一路向上一樣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3" draw:layer="layout" svg:width="25.199cm" svg:height="3.506cm" svg:x="1.4cm" svg:y="0.837cm" presentation:class="title">
          <draw:text-box>
            <text:p>必死無疑！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5" draw:text-style-name="P14" draw:layer="layout" svg:width="25.199cm" svg:height="3.506cm" svg:x="1.4cm" svg:y="0.836cm" presentation:class="title" presentation:user-transformed="true">
          <draw:text-box>
            <text:p><text:span text:style-name="T13">為了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要帶著整個團隊一起去死！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8">您必須小心謹慎、步步為營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先從簡單的雛型開始，探查客戶的需求，然後在需求愈來愈明確，技術愈來愈成熟之後，逐漸發展出您想要的軟體。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3" draw:layer="layout" svg:width="25.199cm" svg:height="3.506cm" svg:x="1.4cm" svg:y="0.837cm" presentation:class="title">
          <draw:text-box>
            <text:p>而這種做法</text:p>
          </draw:text-box>
        </draw:frame>
        <draw:frame presentation:style-name="pr6" draw:layer="layout" svg:width="26cm" svg:height="18.494cm" svg:x="0.9cm" svg:y="6.014cm" presentation:class="outline" presentation:user-transformed="true">
          <draw:text-box>
            <text:list text:style-name="L3">
              <text:list-item>
                <text:p>就是所謂的《螺旋模式》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3" draw:layer="layout" svg:width="25.199cm" svg:height="3.506cm" svg:x="1.4cm" svg:y="0.837cm" presentation:class="title">
          <draw:text-box>
            <text:p>最後還有一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是《設計模式》呢？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3" draw:layer="layout" svg:width="25.199cm" svg:height="3.506cm" svg:x="1.4cm" svg:y="0.837cm" presentation:class="title">
          <draw:text-box>
            <text:p>所謂的設計模式</text:p>
          </draw:text-box>
        </draw:frame>
        <draw:frame presentation:style-name="pr6" draw:text-style-name="P15" draw:layer="layout" svg:width="26.6cm" svg:height="18.494cm" svg:x="0.4cm" svg:y="5.814cm" presentation:class="outline" presentation:user-transformed="true">
          <draw:text-box>
            <text:list text:style-name="L3">
              <text:list-item>
                <text:p><text:span text:style-name="T11">就是其他人把《軟體開發與專案經驗》寫下來，發現某些《程式模式》對軟體開發很有幫助的時候</text:span></text:p>
              </text:list-item>
              <text:list-item>
                <text:p><text:span text:style-name="T11">這時你直接去拿他們現成的《武功心法》來用，不用重新摸索，就是套用《設計模式》了。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5" draw:layer="layout" svg:width="25.199cm" svg:height="3.506cm" svg:x="1.4cm" svg:y="0.837cm" presentation:class="title" presentation:user-transformed="true">
          <draw:text-box>
            <text:p>好了</text:p>
          </draw:text-box>
        </draw:frame>
        <draw:frame presentation:style-name="pr6" draw:text-style-name="P8" draw:layer="layout" svg:width="26cm" svg:height="18.494cm" svg:x="1cm" svg:y="6.014cm" presentation:class="outline" presentation:user-transformed="true">
          <draw:text-box>
            <text:list text:style-name="L3">
              <text:list-item>
                <text:p><text:span text:style-name="T14">這就是我所理解的《軟體工程》、《系統分析》、《專案管理》與《設計模式》了</text:span><text:span text:style-name="T1"><text:line-break/></text:span><text:span text:style-name="T1"/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次的十分鐘系列投影片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>
          <draw:text-box>
            <text:p>能夠對您有所幫助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我們下回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0T19:10:38.898000000</dc:date>
    <meta:editing-duration>P2DT2H27M40S</meta:editing-duration>
    <meta:editing-cycles>511</meta:editing-cycles>
    <meta:generator>LibreOffice/4.4.1.2$Windows_x86 LibreOffice_project/45e2de17089c24a1fa810c8f975a7171ba4cd432</meta:generator>
    <meta:document-statistic meta:object-count="322"/>
  </office:meta>
</office:document-meta>
</file>